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09fe" officeooo:paragraph-rsid="000909fe"/>
    </style:style>
    <style:style style:name="P2" style:family="paragraph" style:parent-style-name="Text_20_body">
      <style:text-properties officeooo:rsid="000a6b0f" officeooo:paragraph-rsid="000a6b0f"/>
    </style:style>
    <style:style style:name="P3" style:family="paragraph" style:parent-style-name="Text_20_body">
      <style:text-properties officeooo:rsid="000c8359" officeooo:paragraph-rsid="000c8359"/>
    </style:style>
    <style:style style:name="P4" style:family="paragraph" style:parent-style-name="Text_20_body">
      <style:text-properties officeooo:rsid="000f541e" officeooo:paragraph-rsid="0010af6f"/>
    </style:style>
    <style:style style:name="P5" style:family="paragraph" style:parent-style-name="Text_20_body">
      <style:text-properties officeooo:rsid="000dcf7d" officeooo:paragraph-rsid="000dcf7d"/>
    </style:style>
    <style:style style:name="P6" style:family="paragraph" style:parent-style-name="Text_20_body">
      <style:text-properties officeooo:rsid="00121f28" officeooo:paragraph-rsid="00121f28"/>
    </style:style>
    <style:style style:name="P7" style:family="paragraph" style:parent-style-name="Text_20_body">
      <style:text-properties officeooo:rsid="001345f5" officeooo:paragraph-rsid="001345f5"/>
    </style:style>
    <style:style style:name="P8" style:family="paragraph" style:parent-style-name="Text_20_body">
      <style:text-properties officeooo:rsid="00147f10" officeooo:paragraph-rsid="00147f10"/>
    </style:style>
    <style:style style:name="P9" style:family="paragraph" style:parent-style-name="Text_20_body">
      <style:text-properties officeooo:rsid="0014f407" officeooo:paragraph-rsid="0014f407"/>
    </style:style>
    <style:style style:name="P10" style:family="paragraph" style:parent-style-name="Text_20_body">
      <style:text-properties officeooo:rsid="0016bf64" officeooo:paragraph-rsid="0016bf64"/>
    </style:style>
    <style:style style:name="P11" style:family="paragraph" style:parent-style-name="Text_20_body">
      <style:text-properties officeooo:rsid="0016c556" officeooo:paragraph-rsid="0016c556"/>
    </style:style>
    <style:style style:name="P12" style:family="paragraph" style:parent-style-name="Text_20_body">
      <style:text-properties officeooo:rsid="00186fc1" officeooo:paragraph-rsid="00186fc1"/>
    </style:style>
    <style:style style:name="P13" style:family="paragraph" style:parent-style-name="Text_20_body">
      <style:text-properties officeooo:rsid="0018afaf" officeooo:paragraph-rsid="0018afaf"/>
    </style:style>
    <style:style style:name="P14" style:family="paragraph" style:parent-style-name="Text_20_body">
      <style:text-properties officeooo:rsid="0019bdd2" officeooo:paragraph-rsid="0019bdd2"/>
    </style:style>
    <style:style style:name="P15" style:family="paragraph" style:parent-style-name="Text_20_body">
      <style:text-properties officeooo:rsid="001bb4a3" officeooo:paragraph-rsid="001bb4a3"/>
    </style:style>
    <style:style style:name="P16" style:family="paragraph" style:parent-style-name="Text_20_body">
      <style:text-properties officeooo:rsid="001c126f" officeooo:paragraph-rsid="001c126f"/>
    </style:style>
    <style:style style:name="P17" style:family="paragraph" style:parent-style-name="Text_20_body">
      <style:text-properties officeooo:rsid="001d20b8" officeooo:paragraph-rsid="001d20b8"/>
    </style:style>
    <style:style style:name="P18" style:family="paragraph" style:parent-style-name="Text_20_body">
      <style:text-properties officeooo:rsid="001e4e0f" officeooo:paragraph-rsid="001e4e0f"/>
    </style:style>
    <style:style style:name="P19" style:family="paragraph" style:parent-style-name="Text_20_body">
      <style:text-properties officeooo:rsid="0020960c" officeooo:paragraph-rsid="0020960c"/>
    </style:style>
    <style:style style:name="P20" style:family="paragraph" style:parent-style-name="Text_20_body">
      <style:text-properties officeooo:rsid="0021dcdf" officeooo:paragraph-rsid="0021dcdf"/>
    </style:style>
    <style:style style:name="P21" style:family="paragraph" style:parent-style-name="Text_20_body">
      <style:text-properties officeooo:rsid="00221120" officeooo:paragraph-rsid="00221120"/>
    </style:style>
    <style:style style:name="P22" style:family="paragraph" style:parent-style-name="Text_20_body">
      <style:text-properties officeooo:rsid="0024388c" officeooo:paragraph-rsid="0024388c"/>
    </style:style>
    <style:style style:name="P23" style:family="paragraph" style:parent-style-name="Standard">
      <style:text-properties officeooo:rsid="0019bdd2" officeooo:paragraph-rsid="0019bdd2"/>
    </style:style>
    <style:style style:name="P24" style:family="paragraph" style:parent-style-name="Table_20_Contents">
      <style:text-properties officeooo:rsid="00221120" officeooo:paragraph-rsid="00221120"/>
    </style:style>
    <style:style style:name="P25" style:family="paragraph" style:parent-style-name="Table_20_Heading">
      <style:text-properties officeooo:rsid="00221120" officeooo:paragraph-rsid="00221120"/>
    </style:style>
    <style:style style:name="P26" style:family="paragraph" style:parent-style-name="Text_20_body" style:list-style-name="L1">
      <style:text-properties officeooo:rsid="000909fe" officeooo:paragraph-rsid="000909fe"/>
    </style:style>
    <style:style style:name="P27" style:family="paragraph" style:parent-style-name="Text_20_body" style:list-style-name="L2">
      <style:text-properties officeooo:rsid="000a6b0f" officeooo:paragraph-rsid="000a6b0f"/>
    </style:style>
    <style:style style:name="P28" style:family="paragraph" style:parent-style-name="Text_20_body" style:list-style-name="L2">
      <style:text-properties officeooo:rsid="000ab8bf" officeooo:paragraph-rsid="000ab8bf"/>
    </style:style>
    <style:style style:name="P29" style:family="paragraph" style:parent-style-name="Text_20_body" style:list-style-name="L3">
      <style:text-properties officeooo:rsid="00186fc1" officeooo:paragraph-rsid="0018afaf"/>
    </style:style>
    <style:style style:name="P30" style:family="paragraph" style:parent-style-name="Text_20_body" style:list-style-name="L3">
      <style:text-properties officeooo:rsid="00186fc1" officeooo:paragraph-rsid="00186fc1"/>
    </style:style>
    <style:style style:name="P31" style:family="paragraph" style:parent-style-name="Text_20_body">
      <style:text-properties officeooo:rsid="0025ef6b" officeooo:paragraph-rsid="0025ef6b"/>
    </style:style>
    <style:style style:name="P32" style:family="paragraph" style:parent-style-name="Text_20_body">
      <style:text-properties officeooo:rsid="002bc123" officeooo:paragraph-rsid="002bc123"/>
    </style:style>
    <style:style style:name="P33" style:family="paragraph" style:parent-style-name="Text_20_body">
      <style:text-properties officeooo:rsid="002c556f" officeooo:paragraph-rsid="002c556f"/>
    </style:style>
    <style:style style:name="P34" style:family="paragraph" style:parent-style-name="Text_20_body">
      <style:text-properties officeooo:rsid="0025df2e" officeooo:paragraph-rsid="0025df2e"/>
    </style:style>
    <style:style style:name="P35" style:family="paragraph" style:parent-style-name="Text_20_body">
      <style:text-properties officeooo:rsid="0016bf64" officeooo:paragraph-rsid="0016bf64"/>
    </style:style>
    <style:style style:name="P36" style:family="paragraph" style:parent-style-name="Text_20_body">
      <style:text-properties officeooo:rsid="0019bdd2" officeooo:paragraph-rsid="0020960c"/>
    </style:style>
    <style:style style:name="T1" style:family="text">
      <style:text-properties officeooo:rsid="0008bc59"/>
    </style:style>
    <style:style style:name="T2" style:family="text">
      <style:text-properties officeooo:rsid="00092aac"/>
    </style:style>
    <style:style style:name="T3" style:family="text">
      <style:text-properties officeooo:rsid="000a6b0f"/>
    </style:style>
    <style:style style:name="T4" style:family="text">
      <style:text-properties officeooo:rsid="000ab8bf"/>
    </style:style>
    <style:style style:name="T5" style:family="text">
      <style:text-properties officeooo:rsid="000b35fa"/>
    </style:style>
    <style:style style:name="T6" style:family="text">
      <style:text-properties officeooo:rsid="000dcf7d"/>
    </style:style>
    <style:style style:name="T7" style:family="text">
      <style:text-properties officeooo:rsid="000f541e"/>
    </style:style>
    <style:style style:name="T8" style:family="text">
      <style:text-properties officeooo:rsid="0010af6f"/>
    </style:style>
    <style:style style:name="T9" style:family="text">
      <style:text-properties officeooo:rsid="00121f28"/>
    </style:style>
    <style:style style:name="T10" style:family="text">
      <style:text-properties officeooo:rsid="001345f5"/>
    </style:style>
    <style:style style:name="T11" style:family="text">
      <style:text-properties officeooo:rsid="0016c556"/>
    </style:style>
    <style:style style:name="T12" style:family="text">
      <style:text-properties officeooo:rsid="0016e029"/>
    </style:style>
    <style:style style:name="T13" style:family="text">
      <style:text-properties officeooo:rsid="0017685a"/>
    </style:style>
    <style:style style:name="T14" style:family="text">
      <style:text-properties officeooo:rsid="0018afaf"/>
    </style:style>
    <style:style style:name="T15" style:family="text">
      <style:text-properties officeooo:rsid="0019bdd2"/>
    </style:style>
    <style:style style:name="T16" style:family="text">
      <style:text-properties fo:font-weight="bold" style:font-weight-asian="bold" style:font-weight-complex="bold"/>
    </style:style>
    <style:style style:name="T17" style:family="text">
      <style:text-properties officeooo:rsid="001eaccb"/>
    </style:style>
    <style:style style:name="T18" style:family="text">
      <style:text-properties officeooo:rsid="00231fe8"/>
    </style:style>
    <style:style style:name="T19" style:family="text">
      <style:text-properties officeooo:rsid="0024388c"/>
    </style:style>
    <style:style style:name="T20" style:family="text">
      <style:text-properties officeooo:rsid="002c556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duino 101 continuous weight scale <text:span text:style-name="T1">Project Diary</text:span></text:h>
      <text:p text:style-name="Standard">Brad Needham</text:p>
      <text:p text:style-name="Standard">Begun April 3, 2016</text:p>
      <text:p text:style-name="P23">Project blog at <text:a xlink:type="simple" xlink:href="https://needhamia.com/?p=661">https://needhamia.com/?p=661</text:a></text:p>
      <text:p text:style-name="P23">@bneedhamia</text:p>
      <text:p text:style-name="Standard"/>
      <text:h text:style-name="Heading_20_2" text:outline-level="2">Summary</text:h>
      <text:p text:style-name="P1">I want to <text:span text:style-name="T9">automatically </text:span>weigh our dog every <text:span text:style-name="T2">night</text:span> while she sleeps in her bed. I plan to send the weight via the Arduino 101 (Curie) BLE (Bluetooth Low Energy) radio. <text:span text:style-name="T7">Eventually I want to build an Edison or Pi BLE gateway that will use WiFi to send the measured weight to a cloud such as Sparkfun's data server.</text:span></text:p>
      <text:p text:style-name="P1">I plan to create a scale that is large enough to put our dog's bed on. <text:s/>By continuously reading the weight, the Arduino Sketch can tell when the dog is in the bed, and weigh <text:span text:style-name="T2">only </text:span>when she's been in bed, at rest, for a while.</text:p>
      <text:h text:style-name="Heading_20_2" text:outline-level="2">Status</text:h>
      <text:p text:style-name="P20">The first version, using a Load Sensor Combinator Board and one Load Cell Amplifier, functioned but had too large an error as a weight moved across the surface of the scale. <text:s/>I'm in the midst of rebuilding the circuit to use four Load Cell Amplifiers, so I can read the weight from each Load Sensor independently.</text:p>
      <text:p text:style-name="P4">A MakeZine article about continuously weighing a beehive sounds like a similar project: <text:a xlink:type="simple" xlink:href="http://makezine.com/projects/bees-sensors-monitor-hive-health/">http://makezine.com/projects/bees-sensors-monitor-hive-health/</text:a>. It uses <text:a xlink:type="simple" xlink:href="https://data.sparkfun.com/"><text:span text:style-name="T8">https://data.sparkfun.com/</text:span></text:a><text:span text:style-name="T8"> to store its data and make it available to everyone for analysis.</text:span></text:p>
      <text:h text:style-name="Heading_20_2" text:outline-level="2">April 3, 2016 – <text:span text:style-name="T6">Initial d</text:span>esign, <text:span text:style-name="T10">cut bottom plywood circle</text:span></text:h>
      <text:p text:style-name="P1">I'm assuming a few things to make this possible:</text:p>
      <text:list xml:id="list8086019029135971103" text:style-name="L1">
        <text:list-item>
          <text:p text:style-name="P26">Her bed is a good place to weigh her. I suppose I could put the scale under her crate, but she spends more time in her bed than in her crate.</text:p>
        </text:list-item>
        <text:list-item>
          <text:p text:style-name="P26">She usually doesn't take toys or other animals to bed, so the maximum minus minimum weight will be her true weight. <text:s/>If she brought things into her bed, the weight measure would be <text:span text:style-name="T10">complicated</text:span>.</text:p>
        </text:list-item>
        <text:list-item>
          <text:p text:style-name="P26">Even though she moves around the room in the night, she spends at least a few minutes asleep in her bed every night, so that's a good time to weigh her.</text:p>
        </text:list-item>
        <text:list-item>
          <text:p text:style-name="P26">Although she sometimes sleeps with her head hanging over the edge of the bed, it never touches the floor. <text:s/>If it did, I wouldn't get a good weight reading.</text:p>
        </text:list-item>
        <text:list-item>
          <text:p text:style-name="P26">I'll have to see whether her bed cover touches the floor. <text:s/>I'm assuming it doesn't.</text:p>
        </text:list-item>
      </text:list>
      <text:p text:style-name="P1"><text:soft-page-break/>I've ordered and received parts from Sparkfun (see BillOfMaterials.ods). <text:s/><text:span text:style-name="T3">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span></text:p>
      <text:p text:style-name="P2">I plan to buy two sheets of plywood: one for the base, that will contain the load sensors and electronics, and one that will sit on top of the load sensors.</text:p>
      <text:p text:style-name="P2">The challenge at this point is to design the mechanical parts.</text:p>
      <text:list xml:id="list9186794058791970083" text:style-name="L2">
        <text:list-item>
          <text:p text:style-name="P27">Each load sensor needs to be supported only on <text:span text:style-name="T4">its</text:span> outside arms; the center arm must be free to bend – that arm is where the strain sensor is attached.</text:p>
        </text:list-item>
        <text:list-item>
          <text:p text:style-name="P28">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28">To prevent the top piece from slipping off when bumped, I'm thinking of attaching sides to it, so that the top piece is sort of a wooden box lid with sides that go down to part of the lower part.</text:p>
        </text:list-item>
        <text:list-item>
          <text:p text:style-name="P28">The wires that come attached to the load sensors are likely too short, so I'll need to solder-and-heat-shrink some longer wires to them. <text:s/>I'm a little concerned that long wires may pick up <text:span text:style-name="T5">electrical noise that may make it difficult to make an accurate reading. <text:s/>Perhaps I can move the load sensors somewhere between the corners of the bottom board and the center, and not have to add extra wire.</text:span></text:p>
        </text:list-item>
      </text:list>
      <text:p text:style-name="P3">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P5">I worried for a moment that all of the dog, bed, and covers must be inside the rectangle defined by the load sensors, but now I don't think that's true: it doesn't matter <text:span text:style-name="T8">to the weight measurement</text:span> where the weight is, as long as the center of gravity is within the rectangle.</text:p>
      <text:p text:style-name="P6">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P7">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P7">Bought 2 sheets of 4'x4'x3/4” plywood. <text:s/>1/2” seemed to flex too much; 3/4” didn't flex with the weight I'm planning on.</text:p>
      <text:p text:style-name="P7"><text:soft-page-break/>Using a beam compass I'd purchased a long time ago, I drew a 41” diameter circle on the first plywood sheet, then cut it with a jig saw.</text:p>
      <text:h text:style-name="Heading_20_2" text:outline-level="2">April 5, 2016 – solder wire extensions</text:h>
      <text:p text:style-name="P7">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P8">I soldered headers on all the pins of the Load Combinator board and the Load Cell Amplifier board. <text:s/>I did this instead of soldering the wires directly to make it easy to correct wiring errors and to replace a failed part.</text:p>
      <text:p text:style-name="P8">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P8">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P9">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P9">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P10">I also test layed out the parts on the bottom circle of plywood. <text:s/>Everything looks good. <text:s/>I'm still a bit puzzled about how to <text:span text:style-name="T13">keep</text:span> the load sensors <text:span text:style-name="T13">from slipping</text:span> without epoxying them down.</text:p>
      <text:h text:style-name="Heading_20_2" text:outline-level="2"><text:soft-page-break/>April <text:span text:style-name="T13">9</text:span>, 2016 – <text:span text:style-name="T11">design</text:span> a preliminary support block</text:h>
      <text:p text:style-name="P11">I measured the dimensions of the load sensor, documented them in the Mechanical Notes file, and worked out the preliminary <text:span text:style-name="T12">design of the </text:span>block that will support the load sensor and keep the top piece of plywood from pressing on the circuitry (which is rather thick because of the connectors). <text:span text:style-name="T12">This preliminary block will allow me to test the rest of the circuit while I think about a more permanent design that will keep the load sensors from slipping over time.</text:span></text:p>
      <text:h text:style-name="Heading_20_2" text:outline-level="2">April 10, 2016 – Assemble and test the scale, <text:span text:style-name="T14">discover a problem</text:span></text:h>
      <text:p text:style-name="P12">Today <text:span text:style-name="T14">was a second</text:span> day of woodworking: I cut the top circular piece of plywood; drilled mounting holes for the Combinator board, the Load Cell Amplifier board, and the Arduino; counterbored holes in the bottom of the plywood base so the board nuts can <text:span text:style-name="T14">connect</text:span>; cut out blocks to support the load sensors (with nothing to hold them in place yet); assembled the whole thing and turned it on.</text:p>
      <text:p text:style-name="P13">The great news is that it seems to work, and seems to be wired correctly!</text:p>
      <text:p text:style-name="P12">I did a few tests using the Sparkfun HX711 examples, and found a few things:</text:p>
      <text:list xml:id="list5337447259688247861" text:style-name="L3">
        <text:list-item>
          <text:p text:style-name="P29">The HX711 library assumes a linear change in readings vs. weight <text:span text:style-name="T14">(vs. say polynomial)</text:span>. <text:s/><text:span text:style-name="T14">Something is funny, because the code seems to scale the value differently depending on what 'zero' weight is on the scale. <text:s/>That suggests the sensors' values aren't linearly proportional to weight. <text:s/>I'll have to explore this more.</text:span></text:p>
        </text:list-item>
        <text:list-item>
          <text:p text:style-name="P30">The position of Pippa's center of gravity on the scale will produce different readings. <text:s/>This is a big problem, since Pippa often sleeps with her head hanging over the edge of her bed.</text:p>
        </text:list-item>
      </text:list>
      <text:p text:style-name="P12">Moving a 15 pound weight from the center to the 4 corners (right above each of the 4 load sensors) gave readings that differed by <text:span text:style-name="T15">2/3</text:span> pound. <text:s/>This tells me the load sensors don't all have the same calibration factor, or perhaps aren't wired identically. <text:s/>This isn't surprising, since each load sensor <text:span text:style-name="T14">is labeled with </text:span>a different calibration factor. <text:s/><text:span text:style-name="T14">This means that as Pippa moves around in bed, the scale will produce different (incorrect) values.</text:span> <text:s/>I have to explore this more once I get the basic scale calibrated and working properly.</text:p>
      <text:p text:style-name="P12">I'm so happy I connected everything with connectors rather than soldering it together, because it looks like I'll need to change the <text:span text:style-name="T14">circuit </text:span>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P14">It was very easy to use the HX711 library to read and calibrate the scale. I'm impressed.</text:p>
      <text:p text:style-name="P14">I did a series of measurements to calibrate the scale, then to test how accurate it was. <text:s/>These numbers convinced me to redesign the scale to <text:span text:style-name="T16">use a separate Load Cell Amplifier for each Load Sensor</text:span>, so I can calibrate out the differences among them, and as a side benefit, calculate Pippa's center of gravity as she flops about in her bed.</text:p>
      <text:p text:style-name="P14"><text:soft-page-break/>I ordered 3 more Load Cell Amplifiers, checked that I have plenty of the right resistors to build a Wheatstone bridge for each Load Sensor, and ordered a Raspberry Pi to be my BLE to Cloud gateway.</text:p>
      <text:p text:style-name="P15">By the way, as I was writing this, Pippa decided to lay down on the scale. <text:s/>The reported weight is 44.3 lbs, which may be about 1 pound high or low.</text:p>
      <text:h text:style-name="Heading_20_2" text:outline-level="2">April 15, 2016 – how to hold the sensors; ordering parts</text:h>
      <text:p text:style-name="P16">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P16">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P16">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P17">ProjectMath.odp now describes how to choose resistors for wiring up a single Load Sensor to a Load Cell Amplifier, and describes how to calibrate the 4 independent Load Sensors, and how to calculate the weight and center of gravity when the scale is running.</text:p>
      <text:p text:style-name="P17">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P17">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P18">Oops: I now realize that the weight and center of gravity includes the bed and bed cover. <text:s/>So we'll know Pippa's weight and location only to the extent that we know the location and weight of the bed and bed cover. <text:s/><text:span text:style-name="T17">The moving of the bed and covers will change our reading of Pippa's weight (somewhat). <text:s/>Maybe a bed isn't the best place to measure her weight. <text:s/>Maybe I could just make a short </text:span><text:soft-page-break/><text:span text:style-name="T17">table for her to lie on in the living room with us.</text:span></text:p>
      <text:h text:style-name="Heading_20_2" text:outline-level="2">April 19, 2016 – Rewriting the calculation of center of gravity</text:h>
      <text:p text:style-name="P19">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P20">I marked and drilled a hole in the Center of Gravity of the top plywood circle. <text:s/>Later I can use this mark to center the top plywood circle over the center of the rectangle formed by the four Load Sensors.</text:p>
      <text:p text:style-name="P19">The electronic parts have come in, so now I get to rebuild the circuit, using a breadboard instead of the Sparkfun Load Sensor Combinator Board.</text:p>
      <text:h text:style-name="Heading_20_2" text:outline-level="2">April 20, 2016 – Load Sensor holder Fail</text:h>
      <text:p text:style-name="P21">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P21">That was the theory.</text:p>
      <text:p text:style-name="P21">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P21">So I'm back to ignoring the problem of how to keep the Load Sensors from slipping for now, while I work on the circuit.</text:p>
      <text:h text:style-name="Heading_20_2" text:outline-level="2">April 21, 2016 – Working out the Load Sensor circuit</text:h>
      <text:p text:style-name="P21">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P21">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P25">Wires</text:p>
            </table:table-cell>
            <table:table-cell table:style-name="Table1.A1" office:value-type="string">
              <text:p text:style-name="P25">Unloaded Resistance</text:p>
            </table:table-cell>
            <table:table-cell table:style-name="Table1.C1" office:value-type="string">
              <text:p text:style-name="P25">Loaded Resistance</text:p>
            </table:table-cell>
          </table:table-row>
        </table:table-header-rows>
        <table:table-row>
          <table:table-cell table:style-name="Table1.A2" office:value-type="string">
            <text:p text:style-name="P24">Black to Red</text:p>
          </table:table-cell>
          <table:table-cell table:style-name="Table1.A2" office:value-type="string">
            <text:p text:style-name="P24">999 ohms</text:p>
          </table:table-cell>
          <table:table-cell table:style-name="Table1.C2" office:value-type="string">
            <text:p text:style-name="P24">998 ohms (resistance went down)</text:p>
          </table:table-cell>
        </table:table-row>
        <table:table-row>
          <table:table-cell table:style-name="Table1.A2" office:value-type="string">
            <text:p text:style-name="P24">Black to White</text:p>
          </table:table-cell>
          <table:table-cell table:style-name="Table1.A2" office:value-type="string">
            <text:p text:style-name="P24">1,998 ohms</text:p>
          </table:table-cell>
          <table:table-cell table:style-name="Table1.C2" office:value-type="string">
            <text:p text:style-name="P24">ignored</text:p>
          </table:table-cell>
        </table:table-row>
        <table:table-row>
          <table:table-cell table:style-name="Table1.A2" office:value-type="string">
            <text:p text:style-name="P24">White to Red</text:p>
          </table:table-cell>
          <table:table-cell table:style-name="Table1.A2" office:value-type="string">
            <text:p text:style-name="P24">999 ohms</text:p>
          </table:table-cell>
          <table:table-cell table:style-name="Table1.C2" office:value-type="string">
            <text:p text:style-name="P24">999 ohms (unchanged)</text:p>
          </table:table-cell>
        </table:table-row>
      </table:table>
      <text:p text:style-name="P21"/>
      <text:p text:style-name="P21">So the schematic should be: <text:s/>E+ --- Black ---- Red (to S+) --- White --- E-</text:p>
      <text:p text:style-name="P21"><text:soft-page-break/>As pressure is put on the Load Sensor, the Black-to-Red resistance should drop, which will cause the voltage at S+ to increase.</text:p>
      <text:p text:style-name="P21">Next I want to <text:span text:style-name="T18">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span></text:p>
      <text:p text:style-name="P22">Created a Fritzing diagram of one Load Sensor's Wheatstone Bridge and connection to its Load Cell Amplifier.</text:p>
      <text:h text:style-name="Heading_20_2" text:outline-level="2">April 24, 2016 – tried the circuit for one Load Sensor</text:h>
      <text:p text:style-name="P34">I built out the circuit in the Fritzing diagram – that of one Load Sensor connected to one Load Cell Amplifier – and tested (and corrected) it.</text:p>
      <text:p text:style-name="P31">Then I started testing different 1Kohm, 0.1% resistors. I want to find a pair that are well matched. <text:s/>That is, a pair that when used in the circuit produce a zero-load offset that isn't large.</text:p>
      <text:p text:style-name="P32">I made many measurements, of the value of 0V (S+ connected to S-, with no <text:span text:style-name="T20">external </text:span>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P32">With no external resistors in the circuit (just the Load Sensor) and with S+ connected directly to S-, there should be a zero voltage at the ADC. <text:s/><text:span text:style-name="T16">The value I read for 0Vis 5720</text:span>. This makes a lot more sense than the much larger numbers I was reading when using the wrong call.</text:p>
      <text:p text:style-name="P33">I also double-checked the circuit: that when I press on the Load Sensor (when external resistors R1 and R2 are in the circuit), the ADC value increases.</text:p>
      <text:p text:style-name="P33">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P33">I've built the circuit on a solderless breadboard. <text:s/>I noticed that wiggling the various connections produced ADC values that varied by 10,000 or so. <text:s/>So I plan to move the circuit to a soldered circuit before I finish.</text:p>
      <text:p text:style-name="P33">I started building the circuit for the second Load Sensor.</text:p>
      <text:p text:style-name="P10"/>
      <text:p text:style-name="P10">Next steps:</text:p>
      <text:p text:style-name="P36">- <text:span text:style-name="T19">Build each of the remaining 3 Load Sensor circuits, choosing resistor pairs for each one.</text:span></text:p>
      <text:p text:style-name="P33"><text:soft-page-break/>- Transfer the circuit to a proto-board.</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1:38:39.864406058</meta:creation-date>
    <dc:date>2016-04-24T20:26:40.896200950</dc:date>
    <meta:editing-duration>PT3H55M21S</meta:editing-duration>
    <meta:editing-cycles>38</meta:editing-cycles>
    <meta:generator>LibreOffice/4.2.8.2$Linux_X86_64 LibreOffice_project/420m0$Build-2</meta:generator>
    <meta:document-statistic meta:table-count="1" meta:image-count="0" meta:object-count="0" meta:page-count="8" meta:paragraph-count="105" meta:word-count="3423" meta:character-count="18998" meta:non-whitespace-character-count="15602"/>
  </office:meta>
</office:document-meta>
</file>